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893cm" fo:min-width="4.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2.365cm" fo:min-width="5.96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2.316cm" fo:min-width="2.8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2.03cm" fo:min-width="3.1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386cm" fo:min-width="5.27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7" svg:width="7.462cm" svg:height="1.959cm" svg:x="3.935cm" svg:y="1.044cm"><text:p>i=int(input(“Enter the last digit : “)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6" svg:width="3.414cm" svg:height="2.25cm" svg:x="5.92cm" svg:y="4.828cm"><text:p>Def recursion(i):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3" draw:style-name="gr5" svg:width="3.096cm" svg:height="2.567cm" svg:x="3.009cm" svg:y="9.035cm"><text:p>if(i&lt;=0):</text:p><text:p><text:s text:c="13"/>Return 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4" draw:style-name="gr4" svg:width="6.218cm" svg:height="2.62cm" svg:x="10.576cm" svg:y="9.008cm"><text:p>Else: </text:p><text:p><text:s text:c="7"/>return(i+recursion(i-1)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5" draw:style-name="gr3" svg:width="6.827cm" svg:height="2.673cm" svg:x="5.443cm" svg:y="13.638cm"><text:p>recursion(i)</text:p><text:p>print(“The sum is : “,recursion(i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Shape6" draw:style-name="gr2" draw:text-style-name="P1" svg:x1="7.997cm" svg:y1="3.002cm" svg:x2="8.05cm" svg:y2="4.828cm"><text:p/></draw:line><draw:line text:anchor-type="paragraph" draw:z-index="6" draw:name="Shape7" draw:style-name="gr2" draw:text-style-name="P1" svg:x1="7.468cm" svg:y1="7.077cm" svg:x2="7.547cm" svg:y2="8.268cm"><text:p/></draw:line><draw:line text:anchor-type="paragraph" draw:z-index="7" draw:name="Shape8" draw:style-name="gr2" draw:text-style-name="P1" svg:x1="4.743cm" svg:y1="9.035cm" svg:x2="4.769cm" svg:y2="8.082cm"><text:p/></draw:line><draw:line text:anchor-type="paragraph" draw:z-index="8" draw:name="Shape10" draw:style-name="gr2" draw:text-style-name="P1" svg:x1="12.442cm" svg:y1="8.267cm" svg:x2="12.442cm" svg:y2="9.008cm"><text:p/></draw:line><draw:line text:anchor-type="paragraph" draw:z-index="9" draw:name="Shape11" draw:style-name="gr1" draw:text-style-name="P1" svg:x1="4.557cm" svg:y1="11.733cm" svg:x2="4.531cm" svg:y2="12.765cm"><text:p/></draw:line><draw:line text:anchor-type="paragraph" draw:z-index="10" draw:name="Shape12" draw:style-name="gr1" draw:text-style-name="P1" svg:x1="13.263cm" svg:y1="11.628cm" svg:x2="13.289cm" svg:y2="12.845cm"><text:p/></draw:line><draw:line text:anchor-type="paragraph" draw:z-index="11" draw:name="Shape13" draw:style-name="gr1" draw:text-style-name="P1" svg:x1="4.531cm" svg:y1="12.765cm" svg:x2="13.289cm" svg:y2="12.844cm"><text:p/></draw:line><draw:line text:anchor-type="paragraph" draw:z-index="12" draw:name="Shape14" draw:style-name="gr1" draw:text-style-name="P1" svg:x1="9.267cm" svg:y1="12.845cm" svg:x2="9.267cm" svg:y2="13.639cm"><text:p/></draw:line><draw:line text:anchor-type="paragraph" draw:z-index="13" draw:name="Shape9" draw:style-name="gr1" draw:text-style-name="P1" svg:x1="4.77cm" svg:y1="8.082cm" svg:x2="12.602cm" svg:y2="8.241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5:53:56.187780899</meta:creation-date>
    <dc:date>2021-03-05T15:59:58.272258030</dc:date>
    <meta:editing-duration>PT6M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4.2$Linux_X86_64 LibreOffice_project/40$Build-2</meta:generator>
  </office:meta>
</office:document-meta>
</file>